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paragraph-properties fo:text-align="start" style:justify-single-word="false"/>
      <style:text-properties fo:font-size="12pt" officeooo:rsid="0064c8dc" officeooo:paragraph-rsid="0064c8dc" style:font-size-asian="12pt" style:font-size-complex="12pt"/>
    </style:style>
    <style:style style:name="P5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officeooo:rsid="0064c8dc" officeooo:paragraph-rsid="0064c8dc"/>
    </style:style>
    <style:style style:name="P6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fo:font-size="12pt" officeooo:rsid="0064c8dc" officeooo:paragraph-rsid="0064c8dc" style:font-size-asian="12pt" style:font-size-complex="12pt"/>
    </style:style>
    <style:style style:name="P7" style:family="paragraph" style:parent-style-name="Text_20_body">
      <style:text-properties officeooo:paragraph-rsid="00670457"/>
    </style:style>
    <style:style style:name="P8" style:family="paragraph" style:parent-style-name="Text_20_body">
      <style:text-properties officeooo:rsid="00676aa6" officeooo:paragraph-rsid="00676aa6"/>
    </style:style>
    <style:style style:name="P9" style:family="paragraph" style:parent-style-name="Heading_20_1">
      <style:text-properties fo:font-weight="bold" style:font-weight-asian="bold" style:font-weight-complex="bold"/>
    </style:style>
    <style:style style:name="P10" style:family="paragraph" style:parent-style-name="Heading_20_1">
      <style:text-properties officeooo:paragraph-rsid="00670457"/>
    </style:style>
    <style:style style:name="P11" style:family="paragraph" style:parent-style-name="Heading_20_1">
      <style:text-properties officeooo:rsid="004d3bdf" officeooo:paragraph-rsid="004d3bdf"/>
    </style:style>
    <style:style style:name="P12" style:family="paragraph" style:parent-style-name="Text_20_body_20_indent">
      <style:text-properties officeooo:rsid="00676aa6" officeooo:paragraph-rsid="00676aa6"/>
    </style:style>
    <style:style style:name="P13" style:family="paragraph" style:parent-style-name="Text_20_body_20_indent">
      <style:text-properties officeooo:rsid="006865a3" officeooo:paragraph-rsid="006865a3"/>
    </style:style>
    <style:style style:name="P14" style:family="paragraph" style:parent-style-name="Text_20_body_20_indent" style:master-page-name="First_20_Page">
      <style:paragraph-properties style:page-number="auto"/>
      <style:text-properties officeooo:rsid="006865a3" officeooo:paragraph-rsid="006865a3"/>
    </style:style>
    <style:style style:name="P15" style:family="paragraph" style:parent-style-name="Frame_20_contents" style:list-style-name="L3"/>
    <style:style style:name="P16" style:family="paragraph">
      <style:paragraph-properties fo:line-height="80%" fo:text-align="end"/>
    </style:style>
    <style:style style:name="P17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9862" style:font-weight-asian="bold" style:font-weight-complex="bold"/>
    </style:style>
    <style:style style:name="T3" style:family="text">
      <style:text-properties fo:font-weight="bold" officeooo:rsid="00670457" style:font-weight-asian="bold" style:font-weight-complex="bold"/>
    </style:style>
    <style:style style:name="T4" style:family="text">
      <style:text-properties officeooo:rsid="00639862"/>
    </style:style>
    <style:style style:name="T5" style:family="text">
      <style:text-properties fo:color="#000000" fo:font-size="12pt" style:text-underline-style="none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6865a3"/>
    </style:style>
    <style:style style:name="T8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2in" fo:margin-right="0.2in" fo:margin-top="0.2in" fo:margin-bottom="0.2in" style:vertical-pos="from-top" style:vertical-rel="paragraph" style:horizontal-pos="from-left" style:horizontal-rel="paragraph" fo:background-color="transparent" style:background-transparency="100%" fo:padding="0.1in" fo:border="0.99pt solid #b84700" style:shadow="#c0c0c0 0.0701in 0.0701in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INCOMPLETE!</text:p>
      <text:h text:style-name="P11" text:outline-level="1">Overview</text:h>
      <text:p text:style-name="P12">Northbridge Technology Alliance is an extraordinary place to volunteer your technical skills.</text:p>
      <text:p text:style-name="P12">Mission/Vision</text:p>
      <text:p text:style-name="P12">Our lifeblood is technically skilled volunteers who care about social justice.</text:p>
      <text:h text:style-name="P10" text:outline-level="1"><draw:frame draw:style-name="fr1" draw:name="Frame1" text:anchor-type="paragraph" svg:x="3.4299in" svg:y="0.0598in" svg:width="3.8744in" draw:z-index="2"><draw:text-box fo:min-height="4.0799in"><text:p text:style-name="Frame_20_contents">The NorthBridge Approach </text:p><text:p text:style-name="Text_20_body">We create innovative computer and software solutions for charitable organizations that address the needs of the disadvantaged.</text:p><text:p text:style-name="Text_20_body">We envision a world where technological innovation creates solutions that address the hardest social problems facing humanity. </text:p><text:p text:style-name="Text_20_body">We improve access to expensive information technology solutions and facilitate development of organizations working with underprivileged populations. </text:p><text:p text:style-name="Text_20_body"><text:span text:style-name="T1">NorthBridge Guiding Principles</text:span> </text:p><text:list xml:id="list3537629833050284822" text:style-name="L3"><text:list-item><text:p text:style-name="P15">The organizations we serve are the experts about their needs. </text:p></text:list-item><text:list-item><text:p text:style-name="P15">Technology is a means to, not a measure of, progress. </text:p></text:list-item><text:list-item><text:p text:style-name="P15">Effective solutions are tangible and sustainable.</text:p></text:list-item></text:list></draw:text-box></draw:frame><text:span text:style-name="T3">Why Volunteer With Northbridge?</text:span></text:h>
      <text:p text:style-name="P8"><text:span text:style-name="T3">R</text:span><text:span text:style-name="T1">eal leadershop opportunities</text:span></text:p>
      <text:p text:style-name="P8"><text:span text:style-name="T1"/></text:p>
      <text:p text:style-name="P7"/>
      <text:h text:style-name="P9" text:outline-level="1">For More Information: </text:h>
      <text:p text:style-name="P3">If your non profit organization would like more information about participation in this program, contact NorthBridge Technology Alliance by email or telephone.</text:p>
      <text:p text:style-name="P5"><text:a xlink:type="simple" xlink:href="http://northbridgetech.org/"><text:span text:style-name="T5">http://northbridgetech.org</text:span></text:a></text:p>
      <text:p text:style-name="P5"><text:a xlink:type="simple" xlink:href="mailto:contact@northbridgetech.org"><text:span text:style-name="T5">contact@northbridgetech.org</text:span></text:a></text:p>
      <text:p text:style-name="P6">866.848.9224</text:p>
      <text:p text:style-name="P4">NorthB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fo:font-weight="bold" officeooo:rsid="00639862" style:font-weight-asian="bold" style:font-weight-complex="bold"/>
    </style:style>
    <style:style style:name="MT2" style:family="text">
      <style:text-properties officeooo:rsid="00639862"/>
    </style:style>
    <style:style style:name="MT3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Build IT Together Program</text:span><text:span text:style-name="MT2"> <text:s/></text:span><text:span text:style-name="MT2"><text:page-number text:select-page="current">2</text:page-number></text:span><text:span text:style-name="MT2"> / </text:span><text:span text:style-name="MT2"><text:page-count>1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1" draw:style-name="Mgr1" draw:text-style-name="MP4" svg:width="2.3996in" svg:height="0.9287in" svg:x="4.5437in" svg:y="0.3898in"><draw:text-box><text:p text:style-name="MP3"><text:span text:style-name="MT3"/></text:p><text:p text:style-name="MP3"><text:span text:style-name="MT3">Volunteer with Northbridge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2-28T08:58:08.658330983</dc:date>
    <meta:editing-duration>P1DT1H7M47S</meta:editing-duration>
    <meta:editing-cycles>98</meta:editing-cycles>
    <meta:generator>LibreOffice/4.2.7.2$Linux_X86_64 LibreOffice_project/420m0$Build-2</meta:generator>
    <meta:document-statistic meta:table-count="0" meta:image-count="5" meta:object-count="0" meta:page-count="1" meta:paragraph-count="23" meta:word-count="168" meta:character-count="1266" meta:non-whitespace-character-count="1113"/>
  </office:meta>
</office:document-meta>
</file>